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13236" officeooo:paragraph-rsid="0011323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3236" officeooo:paragraph-rsid="0011323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13236" officeooo:paragraph-rsid="00113236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2da51" officeooo:paragraph-rsid="0012da51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13236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138c9"/>
    </style:style>
    <style:style style:name="P7" style:family="paragraph" style:parent-style-name="Standard">
      <style:paragraph-properties fo:text-align="justify" style:justify-single-word="false"/>
      <style:text-properties officeooo:paragraph-rsid="00113236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officeooo:rsid="00113236" officeooo:paragraph-rsid="0011323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13236" officeooo:paragraph-rsid="00113236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paragraph-rsid="0011323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138c9" officeooo:paragraph-rsid="001138c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2da51" officeooo:paragraph-rsid="0012da51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138c9" officeooo:paragraph-rsid="001138c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3236" style:font-weight-asian="normal" style:font-weight-complex="normal"/>
    </style:style>
    <style:style style:name="T4" style:family="text">
      <style:text-properties style:text-underline-style="none" fo:font-weight="normal" officeooo:rsid="001138c9" style:font-weight-asian="normal" style:font-weight-complex="normal"/>
    </style:style>
    <style:style style:name="T5" style:family="text">
      <style:text-properties style:text-underline-style="none" fo:font-weight="normal" officeooo:rsid="0012da51" style:font-weight-asian="normal" style:font-weight-complex="normal"/>
    </style:style>
    <style:style style:name="T6" style:family="text">
      <style:text-properties style:text-underline-style="none" officeooo:rsid="00113236"/>
    </style:style>
    <style:style style:name="T7" style:family="text">
      <style:text-properties style:text-underline-style="none" fo:font-weight="bold" officeooo:rsid="0011323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GUIDE</text:p>
      <text:p text:style-name="P3"/>
      <text:list xml:id="list2670896573" text:style-name="L1">
        <text:list-item>
          <text:p text:style-name="P10"><text:span text:style-name="T6">Home page:</text:span></text:p>
          <text:p text:style-name="P1"><text:span text:style-name="T2">When logged, it shows you the information about the logged user.</text:span></text:p>
          <text:p text:style-name="P5"><text:span text:style-name="T3">It alerts the user if the convalidation of the grades of the last course ha</text:span><text:span text:style-name="T4">ve</text:span><text:span text:style-name="T3"> been </text:span><text:span text:style-name="T4">granted.</text:span></text:p>
          <text:p text:style-name="P13"><text:span text:style-name="T2">It also shows if the user has a pair and if it has been validated and it the student has a lab group or not.</text:span></text:p>
          <text:p text:style-name="P13"><text:span text:style-name="T2">If there is not a user logged, it shows primary information.</text:span></text:p>
          <text:p text:style-name="P1"><text:span text:style-name="T2"/></text:p>
        </text:list-item>
        <text:list-item>
          <text:p text:style-name="P8"><text:span text:style-name="T1">Log-In:</text:span></text:p>
        </text:list-item>
      </text:list>
      <text:p text:style-name="P7"><text:span text:style-name="T7"><text:tab/></text:span><text:span text:style-name="T4">Tab to log in when there is not a student logged.</text:span></text:p>
      <text:p text:style-name="P7"><text:span text:style-name="T4"><text:tab/>On the contrary, if a user is logged, it shows the student logged at the moment.</text:span></text:p>
      <text:p text:style-name="P9"><text:span text:style-name="T4"/></text:p>
      <text:p text:style-name="P9"><text:span text:style-name="T4"/></text:p>
      <text:p text:style-name="P11"><text:span text:style-name="T1">Tabs that are only showed when a student is logged in:</text:span></text:p>
      <text:p text:style-name="P11"><text:span text:style-name="T1"/></text:p>
      <text:list xml:id="list144625411850809" text:continue-numbering="true" text:style-name="L1">
        <text:list-item>
          <text:p text:style-name="P8"><text:span text:style-name="T1">Log-Out:</text:span></text:p>
        </text:list-item>
      </text:list>
      <text:p text:style-name="P9"><text:span text:style-name="T1"><text:tab/></text:span><text:span text:style-name="T4">If you click the button, you log out of the account.</text:span></text:p>
      <text:p text:style-name="P9"><text:span text:style-name="T1"/></text:p>
      <text:list xml:id="list144626581367831" text:continue-numbering="true" text:style-name="L1">
        <text:list-item>
          <text:p text:style-name="P8"><text:span text:style-name="T1">Convalidation:</text:span></text:p>
          <text:p text:style-name="P6"><text:span text:style-name="T4">If you press the convalidation tab, your last year grades will be convalidated if they pass the requirements. It notifies you if your grades satisfy them or not.</text:span></text:p>
        </text:list-item>
      </text:list>
      <text:p text:style-name="P9"><text:span text:style-name="T1"><text:tab/></text:span><text:span text:style-name="T5">The requirements for having a convalidation granted is to have more than<text:tab/> a 7 in the lab and <text:tab/>more than a 3 in the theory. You also can not be part of a validated pair or is the student1 of a <text:tab/>pair even if it has not been validated.</text:span></text:p>
      <text:p text:style-name="P12"><text:span text:style-name="T5"><text:tab/>Y</text:span><text:span text:style-name="T2">ou can not validate your grades if you have a laboratory group neither.</text:span></text:p>
      <text:p text:style-name="P9"><text:span text:style-name="T1"/></text:p>
      <text:list xml:id="list144627063007931" text:continue-numbering="true" text:style-name="L1">
        <text:list-item>
          <text:p text:style-name="P8"><text:span text:style-name="T1">Apply Pair:</text:span></text:p>
        </text:list-item>
      </text:list>
      <text:p text:style-name="P9"><text:span text:style-name="T1"><text:tab/></text:span><text:span text:style-name="T4">Here you can select a second student to form a pair with.</text:span></text:p>
      <text:p text:style-name="P7"><text:span text:style-name="T4"><text:tab/>You can select as many students as you want but <text:s/>once of the second student you applied for <text:tab/>chooses you too (in the same tab of his/her session), the pair will be validated so you could <text:tab/>not choose another student and the pair will be that one.</text:span></text:p>
      <text:p text:style-name="P9"><text:span text:style-name="T1"/></text:p>
      <text:list xml:id="list144626284687579" text:continue-numbering="true" text:style-name="L1">
        <text:list-item>
          <text:p text:style-name="P8"><text:span text:style-name="T1">Break Pair:</text:span></text:p>
        </text:list-item>
      </text:list>
      <text:p text:style-name="P9"><text:span text:style-name="T1"><text:tab/></text:span><text:span text:style-name="T4">Here you <text:s/>can choose the pair you want to break as long as you are not already in a lab <text:tab/>group.<text:tab/></text:span></text:p>
      <text:p text:style-name="P9"><text:span text:style-name="T4"><text:tab/></text:span><text:span text:style-name="T5">If the pair that asks for it is validated, the two of the students would have to ask for breaking <text:tab/>the pair. If not, just one asking for breaking the pair is enough.</text:span></text:p>
      <text:p text:style-name="P9"><text:span text:style-name="T1"/></text:p>
      <text:list xml:id="list144625878349450" text:continue-numbering="true" text:style-name="L1">
        <text:list-item>
          <text:p text:style-name="P8"><text:span text:style-name="T1">Apply Group:</text:span></text:p>
          <text:p text:style-name="P4">In this tab you can choose the laboratory group you want to be part of as long as you are part of the theory group with the same constraints. (i.e: you are part of the group 126 so you can only choose 1261, 1262 or 1263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5T14:05:58.433748855</meta:creation-date>
    <meta:generator>LibreOffice/7.0.2.2$Linux_X86_64 LibreOffice_project/3a01483fc371ab18cfca4bab0d636937da5eaf70</meta:generator>
    <dc:date>2020-12-15T14:46:25.158809662</dc:date>
    <meta:editing-duration>PT8M41S</meta:editing-duration>
    <meta:editing-cycles>1</meta:editing-cycles>
    <meta:document-statistic meta:table-count="0" meta:image-count="0" meta:object-count="0" meta:page-count="1" meta:paragraph-count="25" meta:word-count="389" meta:character-count="1913" meta:non-whitespace-character-count="1543"/>
  </office:meta>
</office:document-meta>
</file>